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e commands are for connecting a T1 between two 2600 routers. </text:p>
      <text:p text:style-name="Standard"/>
      <text:p text:style-name="Standard"/>
      <text:p text:style-name="Standard">R1</text:p>
      <text:p text:style-name="Standard"/>
      <text:p text:style-name="Standard">interface Serial0/0</text:p>
      <text:p text:style-name="Standard"><text:s/>encapsulation ppp</text:p>
      <text:p text:style-name="Standard"><text:s/>service-module t1 clock source internal</text:p>
      <text:p text:style-name="Standard"><text:s/>service-module t1 timeslots 1-24</text:p>
      <text:p text:style-name="Standard">ip address 10.2.1.1 255.255.255.252</text:p>
      <text:p text:style-name="Standard"/>
      <text:p text:style-name="Standard">R2 </text:p>
      <text:p text:style-name="Standard"/>
      <text:p text:style-name="Standard">interface Serial0/0</text:p>
      <text:p text:style-name="Standard"><text:s/>encapsulation ppp</text:p>
      <text:p text:style-name="Standard"><text:s/>service-module t1 clock source internal</text:p>
      <text:p text:style-name="Standard"><text:s/>service-module t1 timeslots 1-24</text:p>
      <text:p text:style-name="Standard">ip address 10.2.1.2 255.255.255.25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4M01S</meta:editing-duration>
    <meta:editing-cycles>3</meta:editing-cycles>
    <meta:generator>OpenOffice.org/3.2$Win32 OpenOffice.org_project/320m18$Build-9502</meta:generator>
    <dc:date>2010-11-09T15:12:52.64</dc:date>
    <meta:document-statistic meta:table-count="0" meta:image-count="0" meta:object-count="0" meta:page-count="1" meta:paragraph-count="13" meta:word-count="47" meta:character-count="360"/>
    <dc:creator>Franklin </dc:creator>
    <meta:user-defined meta:name="Info 1"/>
    <meta:user-defined meta:name="Info 2"/>
    <meta:user-defined meta:name="Info 3"/>
    <meta:user-defined meta:name="Info 4"/>
  </office:meta>
</office:document-meta>
</file>